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5.27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rrectness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likes listening to classical music, it is calming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likes listening to classical music, it is relaxing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lassical music calms him down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hen Mike listens to classical music, he feels calm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is calmed by classical music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hen classical music is playing, Mike feels calm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hen listening to classical music, Mike can relax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lassical music helps him relax, calm down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enjoys classical music because it helps him relax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Listening to classical music soothes Mike's mind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finds peace in the melodies of classical music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lassical music brings a sense of calm to Mike's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loves how classical music creates a tranquil atmosphere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often listens to classical music to unwind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he soothing sounds of classical music are Mike's favorite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feels at ease when he listens to classical music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lassical music is Mike's go-to for relaxation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appreciates the calming effect of classical music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turns to classical music to de-stress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he harmony of classical music comforts Mike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lassical music helps Mike feel more centered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's mood improves when he listens to classical music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cherishes the tranquility that classical music brings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Mike feels a sense of calm while listening to classical music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or Mike, classical music is the way to relax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does nott enjoy classical music because it does not help him relax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lassical music does not have a calming effect on Mike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finds classical music unappealing and not soothing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Listening to classical music does not bring Mike any peace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does not feel relaxed when he hears classical music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lassical music is not Mike’s choice for relaxation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does not find classical music comforting or calming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lassical music does not help Mike unwind or de-stress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does not connect with the tranquility of classical music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lassical music does not create a relaxing atmosphere for Mike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does not appreciate the calming qualities of classical music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lassical music does not make Mike feel at ease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does not turn to classical music for relaxation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lassical music does not resonate with Mike’s idea of calm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does not feel any sense of serenity from classical music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lassical music does not help Mike feel more centered or peaceful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does not enjoy the soothing sounds of classical music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lassical music does not provide Mike with a sense of tranquility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does not find classical music to be a source of relaxation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lassical music does not appeal to Mike as a way to unwind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listening to classical music because it inspires him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enjoys classical music, though he can’t quite explain why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oves the melodies of classical music; they lift his spirits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starting his day with classical music playing in the background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appreciates classical music because he plays it on the piano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is drawn to classical music because of its complexity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enjoys the harmonies in classical music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listening to classical music because it tells stories without words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finds classical music fascinating, though he’s not sure what makes it special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oves how classical music makes him feel nostalgic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classical music because it helps him focus.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enjoys the elegance of classical music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classical music because it reminds him of his childhood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is captivated by the emotions in classical music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classical music because it feels timeless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enjoys the way classical music evolves throughout a piece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classical music because it challenges him to listen carefully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oves the grandeur of classical music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classical music because it transports him to another world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enjoys classical music because it feels like a puzzle to unravel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listening to classical music because it is interesting.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listening to classical music, but it is not clear why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the sounds of classical music, they cheer him up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waking up to the sounds of classical music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classical music because he composes it himself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classical music because it is difficult to understand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Mike likes its rhythm.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9:37:36.504196434</meta:creation-date>
    <dc:date>2025-02-23T08:46:02.892119165</dc:date>
    <meta:editing-duration>PT14M23S</meta:editing-duration>
    <meta:editing-cycles>3</meta:editing-cycles>
    <meta:generator>LibreOffice/7.4.7.2$Linux_X86_64 LibreOffice_project/40$Build-2</meta:generator>
    <meta:document-statistic meta:table-count="1" meta:cell-count="219" meta:object-count="0"/>
  </office:meta>
</office:document-meta>
</file>